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60000012D33C9CF9D.svm" manifest:media-type=""/>
  <manifest:file-entry manifest:full-path="Pictures/20000001000008C30000017DC59302D1.svm" manifest:media-type=""/>
  <manifest:file-entry manifest:full-path="Pictures/200000010000028B000000FEBAF1ECE0.svm" manifest:media-type=""/>
  <manifest:file-entry manifest:full-path="Pictures/20000001000008160000017DC3A9C54A.svm" manifest:media-type=""/>
  <manifest:file-entry manifest:full-path="Pictures/200000010000027A000000FAF273B888.svm" manifest:media-type=""/>
  <manifest:file-entry manifest:full-path="Pictures/2000000100000395000000FE32EFA75E.svm" manifest:media-type=""/>
  <manifest:file-entry manifest:full-path="Pictures/20000001000004AC000001421E41F869.svm" manifest:media-type=""/>
  <manifest:file-entry manifest:full-path="Pictures/2000000100000363000000FE5102D60A.svm" manifest:media-type=""/>
  <manifest:file-entry manifest:full-path="Pictures/200000010000030A000000FE94724DE3.svm" manifest:media-type=""/>
  <manifest:file-entry manifest:full-path="Pictures/200000020000034200000140C1D2004B.eps" manifest:media-type=""/>
  <manifest:file-entry manifest:full-path="Pictures/2000000100000EEE0000033D6B6E63B8.svm" manifest:media-type=""/>
  <manifest:file-entry manifest:full-path="Pictures/20000001000001E700000164C7A40841.svm" manifest:media-type=""/>
  <manifest:file-entry manifest:full-path="Pictures/200000010000028F000000F60E112537.svm" manifest:media-type=""/>
  <manifest:file-entry manifest:full-path="Pictures/10000000000000200000002000309F1C.png" manifest:media-type="image/png"/>
  <manifest:file-entry manifest:full-path="Pictures/20000001000001DE0000012D52116F86.svm" manifest:media-type=""/>
  <manifest:file-entry manifest:full-path="Pictures/20000001000006DE0000013EFF6FA90C.svm" manifest:media-type=""/>
  <manifest:file-entry manifest:full-path="Pictures/200000010000027F000000FAD6190946.svm" manifest:media-type=""/>
  <manifest:file-entry manifest:full-path="Pictures/20000001000001EF00000164C3639DDD.svm" manifest:media-type=""/>
  <manifest:file-entry manifest:full-path="Pictures/20000001000001A3000000D8A175A90F.svm" manifest:media-type=""/>
  <manifest:file-entry manifest:full-path="Pictures/20000001000001B000000129C1E76D42.svm" manifest:media-type=""/>
  <manifest:file-entry manifest:full-path="Pictures/20000001000001EF0000016458E6438E.svm" manifest:media-type=""/>
  <manifest:file-entry manifest:full-path="Pictures/2000000100000721000001312AC0E744.svm" manifest:media-type=""/>
  <manifest:file-entry manifest:full-path="Pictures/20000001000000FA000000D8AB97C17A.svm" manifest:media-type=""/>
  <manifest:file-entry manifest:full-path="Pictures/200000010000032C000000FE299D8342.svm" manifest:media-type=""/>
  <manifest:file-entry manifest:full-path="Pictures/2000000100000153000000D433F21394.svm" manifest:media-type=""/>
  <manifest:file-entry manifest:full-path="Pictures/200000010000033D000000FEDC16BA33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{j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beta=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g_{m} = \SI{0.04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 = 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TexMathsArgs="12§display§R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R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A_{v1}=-\frac{\sum{R_C}}{\sum{R_E}}=\SI[per=frac,fraction=nice]{-4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A_{v2}=\SI[per=frac,fraction=nice]{-5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2§display§A_{v0}=\SI[per=frac,fraction=nice]{0.82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266cm" svg:height="3.555cm" svg:x="1.399cm" svg:y="1.59cm">
          <draw:image xlink:href="Pictures/200000020000034200000140C1D2004B.eps" xlink:type="simple" xlink:show="embed" xlink:actuate="onLoad">
            <text:p/>
          </draw:image>
          <draw:glue-point draw:id="4" svg:x="0.738cm" svg:y="2.967cm"/>
          <draw:glue-point draw:id="5" svg:x="0.199cm" svg:y="4.267cm"/>
          <draw:glue-point draw:id="6" svg:x="-3.015cm" svg:y="2.759cm"/>
          <draw:glue-point draw:id="7" svg:x="-3.454cm" svg:y="3.8cm"/>
        </draw:frame>
        <draw:custom-shape draw:style-name="gr2" draw:text-style-name="P1" draw:layer="layout" svg:width="0.216cm" svg:height="1.99cm" draw:transform="rotate (1.5707963267946) translate (3.402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2.22cm" draw:transform="rotate (1.5707963267946) translate (7.129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.806cm" svg:height="0.911cm" svg:x="3.539cm" svg:y="0.325cm">
          <draw:text-box>
            <text:p>پہلی کڑی</text:p>
          </draw:text-box>
        </draw:frame>
        <draw:frame draw:style-name="gr3" draw:layer="layout" svg:width="2.267cm" svg:height="0.911cm" svg:x="7.01cm" svg:y="0.325cm">
          <draw:text-box>
            <text:p>دوسری کڑی</text:p>
          </draw:text-box>
        </draw:frame>
        <draw:frame draw:style-name="gr4" draw:text-style-name="P1" draw:layer="layout" svg:width="0.766cm" svg:height="0.299cm" svg:x="4.087cm" svg:y="1.488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766cm" svg:height="0.299cm" svg:x="7.744cm" svg:y="1.488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7cm" svg:height="0.355cm" svg:x="10.753cm" svg:y="3.55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299cm" svg:height="0.258cm" svg:x="1.182cm" svg:y="3.94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502cm" svg:height="0.258cm" svg:x="5.273cm" svg:y="2.554cm">
          <draw:image xlink:href="Pictures/20000001000001A3000000D8A175A90F.svm" xlink:type="simple" xlink:show="embed" xlink:actuate="onLoad">
            <text:p/>
          </draw:image>
        </draw:frame>
        <draw:frame draw:style-name="gr8" draw:text-style-name="P1" draw:layer="layout" svg:width="0.511cm" svg:height="0.258cm" svg:x="8.84cm" svg:y="2.499cm">
          <draw:image xlink:href="Pictures/20000001000001AB000000D8889F446A.svm" xlink:type="simple" xlink:show="embed" xlink:actuate="onLoad">
            <text:p/>
          </draw:image>
        </draw:frame>
        <draw:frame draw:style-name="gr9" draw:text-style-name="P1" draw:layer="layout" svg:width="0.406cm" svg:height="0.253cm" svg:x="10.131cm" svg:y="2.537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593cm" svg:height="0.426cm" svg:x="6.065cm" svg:y="3.622cm">
          <draw:image xlink:href="Pictures/20000001000001EF00000164C3639DDD.svm" xlink:type="simple" xlink:show="embed" xlink:actuate="onLoad">
            <text:p/>
          </draw:image>
        </draw:frame>
        <draw:frame draw:style-name="gr11" draw:text-style-name="P1" draw:layer="layout" svg:width="0.583cm" svg:height="0.426cm" svg:x="2.744cm" svg:y="3.622cm">
          <draw:image xlink:href="Pictures/20000001000001E700000164C7A40841.svm" xlink:type="simple" xlink:show="embed" xlink:actuate="onLoad">
            <text:p/>
          </draw:image>
        </draw:frame>
        <draw:frame draw:style-name="gr12" draw:text-style-name="P1" draw:layer="layout" svg:width="0.593cm" svg:height="0.426cm" svg:x="9.674cm" svg:y="3.129cm">
          <draw:image xlink:href="Pictures/20000001000001EF0000016458E6438E.svm" xlink:type="simple" xlink:show="embed" xlink:actuate="onLoad">
            <text:p/>
          </draw:image>
        </draw:frame>
        <draw:frame draw:style-name="gr13" draw:text-style-name="P1" draw:layer="layout" svg:width="1.039cm" svg:height="0.304cm" svg:x="3.877cm" svg:y="4.064cm">
          <draw:image xlink:href="Pictures/2000000100000363000000FE5102D60A.svm" xlink:type="simple" xlink:show="embed" xlink:actuate="onLoad">
            <text:p/>
          </draw:image>
        </draw:frame>
        <draw:frame draw:style-name="gr14" draw:text-style-name="P1" draw:layer="layout" svg:width="0.994cm" svg:height="0.304cm" svg:x="2.515cm" svg:y="2.271cm">
          <draw:image xlink:href="Pictures/200000010000033D000000FEDC16BA33.svm" xlink:type="simple" xlink:show="embed" xlink:actuate="onLoad">
            <text:p/>
          </draw:image>
        </draw:frame>
        <draw:frame draw:style-name="gr15" draw:text-style-name="P1" draw:layer="layout" svg:width="0.954cm" svg:height="0.298cm" svg:x="5.297cm" svg:y="4.064cm">
          <draw:image xlink:href="Pictures/200000010000032C000000FE299D8342.svm" xlink:type="simple" xlink:show="embed" xlink:actuate="onLoad">
            <text:p/>
          </draw:image>
        </draw:frame>
        <draw:frame draw:style-name="gr16" draw:text-style-name="P1" draw:layer="layout" svg:width="0.785cm" svg:height="0.294cm" svg:x="4.189cm" svg:y="2.271cm">
          <draw:image xlink:href="Pictures/200000010000028F000000F60E112537.svm" xlink:type="simple" xlink:show="embed" xlink:actuate="onLoad">
            <text:p/>
          </draw:image>
        </draw:frame>
        <draw:frame draw:style-name="gr17" draw:text-style-name="P1" draw:layer="layout" svg:width="1.434cm" svg:height="0.385cm" svg:x="10.037cm" svg:y="0.419cm">
          <draw:image xlink:href="Pictures/20000001000004AC000001421E41F869.svm" xlink:type="simple" xlink:show="embed" xlink:actuate="onLoad">
            <text:p/>
          </draw:image>
        </draw:frame>
        <draw:frame draw:style-name="gr18" draw:text-style-name="P1" draw:layer="layout" svg:width="2.108cm" svg:height="0.38cm" svg:x="9.809cm" svg:y="0.975cm">
          <draw:image xlink:href="Pictures/20000001000006DE0000013EFF6FA90C.svm" xlink:type="simple" xlink:show="embed" xlink:actuate="onLoad">
            <text:p/>
          </draw:image>
        </draw:frame>
        <draw:frame draw:style-name="gr19" draw:text-style-name="P1" draw:layer="layout" svg:width="2.189cm" svg:height="0.365cm" svg:x="9.857cm" svg:y="1.576cm">
          <draw:image xlink:href="Pictures/2000000100000721000001312AC0E744.svm" xlink:type="simple" xlink:show="embed" xlink:actuate="onLoad">
            <text:p/>
          </draw:image>
        </draw:frame>
        <draw:frame draw:style-name="gr20" draw:text-style-name="P1" draw:layer="layout" svg:width="0.932cm" svg:height="0.304cm" svg:x="5.91cm" svg:y="2.271cm">
          <draw:image xlink:href="Pictures/200000010000030A000000FE94724DE3.svm" xlink:type="simple" xlink:show="embed" xlink:actuate="onLoad">
            <text:p/>
          </draw:image>
        </draw:frame>
        <draw:frame draw:style-name="gr21" draw:text-style-name="P1" draw:layer="layout" svg:width="1.057cm" svg:height="0.292cm" svg:x="7.327cm" svg:y="4.064cm">
          <draw:image xlink:href="Pictures/2000000100000395000000FE32EFA75E.svm" xlink:type="simple" xlink:show="embed" xlink:actuate="onLoad">
            <text:p/>
          </draw:image>
        </draw:frame>
        <draw:frame draw:style-name="gr16" draw:text-style-name="P1" draw:layer="layout" svg:width="0.785cm" svg:height="0.294cm" svg:x="7.651cm" svg:y="2.29cm">
          <draw:image xlink:href="Pictures/200000010000028F000000F60E112537.svm" xlink:type="simple" xlink:show="embed" xlink:actuate="onLoad">
            <text:p/>
          </draw:image>
        </draw:frame>
        <draw:frame draw:style-name="gr15" draw:text-style-name="P1" draw:layer="layout" svg:width="0.973cm" svg:height="0.304cm" svg:x="8.776cm" svg:y="4.064cm">
          <draw:image xlink:href="Pictures/200000010000032C000000FE299D8342.svm" xlink:type="simple" xlink:show="embed" xlink:actuate="onLoad">
            <text:p/>
          </draw:image>
        </draw:frame>
        <draw:frame draw:style-name="gr22" draw:text-style-name="P1" draw:layer="layout" svg:width="0.78cm" svg:height="0.304cm" svg:x="10.7cm" svg:y="4.011cm">
          <draw:image xlink:href="Pictures/200000010000028B000000FEBAF1ECE0.svm" xlink:type="simple" xlink:show="embed" xlink:actuate="onLoad">
            <text:p/>
          </draw:image>
        </draw:frame>
        <draw:connector draw:style-name="gr23" draw:text-style-name="P1" draw:layer="layout" draw:line-skew="-1.223cm" svg:x1="6.216cm" svg:y1="4.883cm" svg:x2="6.715cm" svg:y2="4.421cm" draw:start-shape="id1" draw:start-glue-point="5" draw:end-shape="id1" draw:end-glue-point="4" svg:d="m6216 4883v-461h499v-1">
          <text:p/>
        </draw:connector>
        <draw:connector draw:style-name="gr23" draw:text-style-name="P1" draw:layer="layout" draw:line-skew="-1.297cm" svg:x1="2.832cm" svg:y1="4.717cm" svg:x2="3.239cm" svg:y2="4.347cm" draw:start-shape="id1" draw:start-glue-point="7" draw:end-shape="id1" draw:end-glue-point="6" svg:d="m2832 4717v-369h407v-1">
          <text:p/>
        </draw:connector>
        <draw:frame draw:style-name="gr24" draw:text-style-name="P1" draw:layer="layout" svg:width="0.572cm" svg:height="0.36cm" svg:x="5.922cm" svg:y="4.945cm">
          <draw:image xlink:href="Pictures/20000001000001DE0000012D52116F86.svm" xlink:type="simple" xlink:show="embed" xlink:actuate="onLoad">
            <text:p/>
          </draw:image>
        </draw:frame>
        <draw:frame draw:style-name="gr25" draw:text-style-name="P1" draw:layer="layout" svg:width="0.563cm" svg:height="0.36cm" svg:x="2.596cm" svg:y="4.779cm">
          <draw:image xlink:href="Pictures/20000001000001D60000012D33C9CF9D.svm" xlink:type="simple" xlink:show="embed" xlink:actuate="onLoad">
            <text:p/>
          </draw:image>
        </draw:frame>
        <draw:frame draw:style-name="gr26" draw:text-style-name="P1" draw:layer="layout" svg:width="4.585cm" svg:height="0.994cm" svg:x="3.749cm" svg:y="5.51cm">
          <draw:image xlink:href="Pictures/2000000100000EEE0000033D6B6E63B8.svm" xlink:type="simple" xlink:show="embed" xlink:actuate="onLoad">
            <text:p/>
          </draw:image>
        </draw:frame>
        <draw:frame draw:style-name="gr27" draw:text-style-name="P1" draw:layer="layout" svg:width="2.483cm" svg:height="0.456cm" svg:x="9.316cm" svg:y="5.779cm">
          <draw:image xlink:href="Pictures/20000001000008160000017DC3A9C54A.svm" xlink:type="simple" xlink:show="embed" xlink:actuate="onLoad">
            <text:p/>
          </draw:image>
        </draw:frame>
        <draw:frame draw:style-name="gr28" draw:text-style-name="P1" draw:layer="layout" svg:width="0.76cm" svg:height="0.299cm" svg:x="1.616cm" svg:y="2.873cm">
          <draw:image xlink:href="Pictures/200000010000027A000000FAF273B888.svm" xlink:type="simple" xlink:show="embed" xlink:actuate="onLoad">
            <text:p/>
          </draw:image>
        </draw:frame>
        <draw:frame draw:style-name="gr29" draw:text-style-name="P1" draw:layer="layout" svg:width="2.69cm" svg:height="0.456cm" svg:x="0.51cm" svg:y="5.779cm">
          <draw:image xlink:href="Pictures/20000001000008C30000017DC59302D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4H24M48S</meta:editing-duration>
    <meta:editing-cycles>32</meta:editing-cycles>
    <meta:generator>LibreOffice/3.3$Linux LibreOffice_project/330m19$Build-401</meta:generator>
    <dc:title>kkkFigures</dc:title>
    <meta:initial-creator>kkk </meta:initial-creator>
    <dc:date>2014-07-15T15:48:03</dc:date>
    <dc:creator>kkk </dc:creator>
    <meta:document-statistic meta:object-count="35"/>
    <meta:template xlink:type="simple" xlink:actuate="onRequest" xlink:title="kkkFigures" xlink:href="../../../../../.libreoffice/3/user/template/kkkFigures.otg" meta:date="2014-07-12T11:21:07"/>
  </office:meta>
</office:document-meta>
</file>